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 style:list-style-name="WWNum7"/>
    <style:style style:name="P3" style:family="paragraph" style:parent-style-name="Heading_20_2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5">
      <style:paragraph-properties fo:margin-left="1.385cm" fo:margin-right="0cm" fo:margin-top="0cm" fo:margin-bottom="0cm" style:contextual-spacing="true" fo:line-height="150%" fo:text-align="justify" style:justify-single-word="false" fo:text-indent="-0.635cm" style:auto-text-indent="false" text:number-lines="true" text:line-number="0" style:writing-mode="lr-tb">
        <style:tab-stops>
          <style:tab-stop style:position="6.267cm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1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5" style:family="paragraph" style:parent-style-name="Standard">
      <style:paragraph-properties fo:margin-top="0cm" fo:margin-bottom="0cm" style:contextual-spacing="false" fo:line-height="100%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7" style:family="paragraph" style:parent-style-name="Standard">
      <style:paragraph-properties fo:line-height="150%" fo:text-align="center" style:justify-single-word="false"/>
    </style:style>
    <style:style style:name="P2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9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30" style:family="paragraph" style:parent-style-name="Standard">
      <style:paragraph-properties fo:line-height="150%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en" fo:country="US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0" style:family="text">
      <style:text-properties style:font-name="Times New Roman" fo:font-size="11pt" style:font-size-asian="11pt" style:font-name-complex="Times New Roman1" style:font-size-complex="11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color="#000000" loext:opacity="100%"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17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21" style:family="text">
      <style:text-properties fo:color="#000000" loext:opacity="100%" style:font-name="Symbol1" fo:font-size="14pt" fo:language="en" fo:country="US" fo:font-weight="normal" style:font-name-asian="Symbol2" style:font-size-asian="14pt" style:font-weight-asian="normal" style:font-name-complex="Symbol2" style:font-size-complex="14pt" style:font-weight-complex="normal"/>
    </style:style>
    <style:style style:name="T22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3" style:family="text">
      <style:text-properties style:font-name="Calibri" fo:font-size="14pt" fo:language="ru" fo:country="RU" style:font-name-asian="Calibri1" style:font-size-asian="14pt" style:font-name-complex="Calibri1" style:font-size-complex="14pt"/>
    </style:style>
    <style:style style:name="T24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осковский Авиационный Институт</text:span></text:p>
      <text:p text:style-name="P6"><text:span text:style-name="T1">(Национальный Исследовательский Университет)</text:span></text:p>
      <text:p text:style-name="P8"/>
      <text:p text:style-name="P6"><text:span text:style-name="T1">Факультет информационных технологий и прикладной математики</text:span></text:p>
      <text:p text:style-name="P6"><text:span text:style-name="T1">Кафедра вычислительной математики и программирования</text:span></text:p>
      <text:p text:style-name="P9"/>
      <text:p text:style-name="P9"/>
      <text:p text:style-name="P6"><text:span text:style-name="T2">Лабораторная работа №5</text:span><text:span text:style-name="T5">-7</text:span><text:span text:style-name="T2"> по курсу</text:span><text:span text:style-name="T3"> </text:span></text:p>
      <text:p text:style-name="P6"><text:span text:style-name="T4">«Операционные системы»</text:span></text:p>
      <text:p text:style-name="Standard"><text:span text:style-name="T2"><text:tab/></text:span></text:p>
      <text:p text:style-name="P6"><text:span text:style-name="T3">УПРАВЛЕНИЕ СЕРВЕРАМИ СООБЩЕНИЙ, ПРИМЕНЕНИЕ ОТЛОЖЕННЫХ ВЫЧИСЛЕНИЙ, ИНТЕГРАЦИЯ ПРОГРАММНЫХ СИСТЕМ ДРУГ С ДРУГОМ</text:span></text:p>
      <text:p text:style-name="P14"/>
      <text:p text:style-name="P14"/>
      <text:p text:style-name="P14"/>
      <text:p text:style-name="P14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12">Студент: Муратов Артём Алексеевич</text:span></text:p>
      <text:p text:style-name="P23"><text:span text:style-name="T12">Группа: М8О–212Б–22</text:span></text:p>
      <text:p text:style-name="P23"><text:span text:style-name="T12">Вариант: 15 </text:span></text:p>
      <text:p text:style-name="P22"><text:span text:style-name="T12">Преподаватель: Соколов Андрей Алексеевич</text:span></text:p>
      <text:p text:style-name="P22"><text:span text:style-name="T12">Оценка: __________ </text:span></text:p>
      <text:p text:style-name="P22"><text:span text:style-name="T12">Дата: __________</text:span></text:p>
      <text:p text:style-name="P22"><text:span text:style-name="T12">Подпись: __________</text:span></text:p>
      <text:p text:style-name="P17"/>
      <text:p text:style-name="P20"/>
      <text:p text:style-name="P20"/>
      <text:p text:style-name="P24"><text:span text:style-name="T12">Москва, 202</text:span><text:span text:style-name="T14">3</text:span><text:span text:style-name="T12">.</text:span></text:p>
      <text:p text:style-name="P11"/>
      <text:p text:style-name="P11"><text:soft-page-break/></text:p>
      <text:p text:style-name="P6"><text:span text:style-name="T2">Постановка задачи</text:span></text:p>
      <text:h text:style-name="Heading_20_2" text:outline-level="2"><text:span text:style-name="T22">Цель работы</text:span></text:h>
      <text:h text:style-name="Heading_20_2" text:outline-level="2"><text:span text:style-name="T17">Целью является приобретение практических навыков в: </text:span></text:h>
      <text:list xml:id="list123838910" text:style-name="WWNum7">
        <text:list-item>
          <text:h text:style-name="P2" text:outline-level="2"><text:span text:style-name="T21">·</text:span><text:span text:style-name="T15">  Управлении серверами сообщений (No5) </text:span></text:h>
        </text:list-item>
        <text:list-item>
          <text:h text:style-name="P2" text:outline-level="2"><text:span text:style-name="T21">·</text:span><text:span text:style-name="T15">  Применение отложенных вычислений (No6) </text:span></text:h>
        </text:list-item>
        <text:list-item>
          <text:h text:style-name="P2" text:outline-level="2"><text:span text:style-name="T21">·</text:span><text:span text:style-name="T17"> </text:span><text:span text:style-name="T15"> </text:span><text:span text:style-name="T17">Интеграция программных систем друг с другом (</text:span><text:span text:style-name="T15">No</text:span><text:span text:style-name="T17">7) </text:span></text:h>
        </text:list-item>
      </text:list>
      <text:h text:style-name="P3" text:outline-level="2"/>
      <text:h text:style-name="Heading_20_2" text:outline-level="2"><text:span text:style-name="T22">Задание</text:span></text:h>
      <text:p text:style-name="P16"/>
      <text:p text:style-name="P25"><text:span text:style-name="T12">Реализовать распределенную систему по асинхронной обработке запросов. В данной распределенной системе должно существовать 2 вида узлов: «управляющий» и «вычислительный». Необходимо объединить данные узлы в соответствии с той топологией, которая определена вариантом. Связь между узлами необходимо осуществить при помощи технологии очередей сообщений. Также в данной системе необходимо предусмотреть проверку доступности узлов в соответствии с вариантом. При убийстве («</text:span><text:span text:style-name="T14">kill</text:span><text:span text:style-name="T12">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</text:span></text:p>
      <text:p text:style-name="P25"><text:span text:style-name="T12">Управляющий узел отвечает за ввод команд от пользователя и отправку этих команд на вычислительные узлы. Список основных поддерживаемых команд: </text:span></text:p>
      <text:p text:style-name="P16"/>
      <text:p text:style-name="P25"><text:span text:style-name="T18">Создание нового вычислительного узла </text:span></text:p>
      <text:p text:style-name="P25"><text:span text:style-name="T12">Формат команды: </text:span><text:span text:style-name="T14">create</text:span><text:span text:style-name="T12"> </text:span><text:span text:style-name="T14">id</text:span><text:span text:style-name="T12"> [</text:span><text:span text:style-name="T14">parent</text:span><text:span text:style-name="T12">]<text:line-break/></text:span><text:span text:style-name="T14">id</text:span><text:span text:style-name="T12"> – целочисленный идентификатор нового вычислительного узла </text:span></text:p>
      <text:p text:style-name="P25"><text:span text:style-name="T14">parent</text:span><text:span text:style-name="T12"> – целочисленный идентификатор родительского узла. Если топологией не предусмотрено введение данного параметра, то его необходимо игнорировать (если его ввели) </text:span></text:p>
      <text:p text:style-name="P25"><text:span text:style-name="T12">Формат вывода: </text:span></text:p>
      <text:p text:style-name="P25"><text:span text:style-name="T12">«</text:span><text:span text:style-name="T14">Ok</text:span><text:span text:style-name="T12">: </text:span><text:span text:style-name="T14">pid</text:span><text:span text:style-name="T12">», где </text:span><text:span text:style-name="T14">pid</text:span><text:span text:style-name="T12"> – идентификатор процесса для созданного вычислительного узла </text:span></text:p>
      <text:p text:style-name="P25"><text:span text:style-name="T12">«</text:span><text:span text:style-name="T14">Error</text:span><text:span text:style-name="T12">: </text:span><text:span text:style-name="T14">Already</text:span><text:span text:style-name="T12"> </text:span><text:span text:style-name="T14">exists</text:span><text:span text:style-name="T12">» - вычислительный узел с таким идентификатором уже существует </text:span></text:p>
      <text:p text:style-name="P25"><text:span text:style-name="T12">«</text:span><text:span text:style-name="T14">Error</text:span><text:span text:style-name="T12">: </text:span><text:span text:style-name="T14">Parent</text:span><text:span text:style-name="T12"> </text:span><text:span text:style-name="T14">not</text:span><text:span text:style-name="T12"> </text:span><text:span text:style-name="T14">found</text:span><text:span text:style-name="T12">» - нет такого родительского узла с таким идентификатором </text:span></text:p>
      <text:p text:style-name="P25"><text:span text:style-name="T12">«</text:span><text:span text:style-name="T14">Error</text:span><text:span text:style-name="T12">: </text:span><text:span text:style-name="T14">Parent</text:span><text:span text:style-name="T12"> </text:span><text:span text:style-name="T14">is</text:span><text:span text:style-name="T12"> </text:span><text:span text:style-name="T14">unavailable</text:span><text:span text:style-name="T12">» - родительский узел существует, но по каким-то причинам с ним не удается связаться </text:span></text:p>
      <text:p text:style-name="P25"><text:soft-page-break/><text:span text:style-name="T12">«</text:span><text:span text:style-name="T14">Error</text:span><text:span text:style-name="T12">: [</text:span><text:span text:style-name="T14">Custom</text:span><text:span text:style-name="T12"> </text:span><text:span text:style-name="T14">error</text:span><text:span text:style-name="T12">]» - любая другая обрабатываемая ошибка Пример:<text:line-break/>&gt; </text:span><text:span text:style-name="T14">create</text:span><text:span text:style-name="T12"> 10 5<text:line-break/></text:span><text:span text:style-name="T14">Ok</text:span><text:span text:style-name="T12">: 3128 </text:span></text:p>
      <text:p text:style-name="P25"><text:span text:style-name="T20">Примечания: создание нового управляющего узла осуществляется пользователем программы при помощи запуска исполняемого файла. </text:span><text:span text:style-name="T16">Id и pid — это разные идентификаторы. </text:span></text:p>
      <text:p text:style-name="P18"/>
      <text:p text:style-name="P25"><text:span text:style-name="T18">Исполнение команды на вычислительном узле </text:span></text:p>
      <text:p text:style-name="P25"><text:span text:style-name="T12">Формат команды: </text:span><text:span text:style-name="T14">exec</text:span><text:span text:style-name="T12"> </text:span><text:span text:style-name="T14">id</text:span><text:span text:style-name="T12"> [</text:span><text:span text:style-name="T14">params</text:span><text:span text:style-name="T12">] </text:span></text:p>
      <text:p text:style-name="P25"><text:span text:style-name="T14">id</text:span><text:span text:style-name="T12"> – целочисленный идентификатор вычислительного узла, на который отправляется команда </text:span></text:p>
      <text:p text:style-name="P25"><text:span text:style-name="T12">Формат вывода: </text:span></text:p>
      <text:p text:style-name="P25"><text:span text:style-name="T12">«</text:span><text:span text:style-name="T14">Ok</text:span><text:span text:style-name="T12">:</text:span><text:span text:style-name="T14">id</text:span><text:span text:style-name="T12">: [</text:span><text:span text:style-name="T14">result</text:span><text:span text:style-name="T12">]», где </text:span><text:span text:style-name="T14">result</text:span><text:span text:style-name="T12"> – результат выполненной команды </text:span></text:p>
      <text:p text:style-name="P25"><text:span text:style-name="T12">«</text:span><text:span text:style-name="T14">Error</text:span><text:span text:style-name="T12">:</text:span><text:span text:style-name="T14">id</text:span><text:span text:style-name="T12">: </text:span><text:span text:style-name="T14">Not</text:span><text:span text:style-name="T12"> </text:span><text:span text:style-name="T14">found</text:span><text:span text:style-name="T12">» - вычислительный узел с таким идентификатором не найден </text:span></text:p>
      <text:p text:style-name="P25"><text:span text:style-name="T12">«</text:span><text:span text:style-name="T14">Error</text:span><text:span text:style-name="T12">:</text:span><text:span text:style-name="T14">id</text:span><text:span text:style-name="T12">: </text:span><text:span text:style-name="T14">Node</text:span><text:span text:style-name="T12"> </text:span><text:span text:style-name="T14">is</text:span><text:span text:style-name="T12"> </text:span><text:span text:style-name="T14">unavailable</text:span><text:span text:style-name="T12">» - по каким-то причинам не удается связаться с вычислительным узлом </text:span></text:p>
      <text:p text:style-name="P25"><text:span text:style-name="T12">«</text:span><text:span text:style-name="T14">Error</text:span><text:span text:style-name="T12">:</text:span><text:span text:style-name="T14">id</text:span><text:span text:style-name="T12">: [</text:span><text:span text:style-name="T14">Custom</text:span><text:span text:style-name="T12"> </text:span><text:span text:style-name="T14">error</text:span><text:span text:style-name="T12">]» - любая другая обрабатываемая ошибка<text:line-break/>Пример:<text:line-break/>Можно найти в описании конкретной команды, определенной вариантом задания. </text:span></text:p>
      <text:p text:style-name="P25"><text:span text:style-name="T20">Примечание: выполнение команд должно быть асинхронным. Т.е. пока выполняется команда на одном из вычислительных узлов, то можно отправить следующую команду на другой вычислительный узел. </text:span></text:p>
      <text:p text:style-name="P19"/>
      <text:p text:style-name="P25"><text:span text:style-name="T18">Топология 1</text:span></text:p>
      <text:p text:style-name="P25"><text:span text:style-name="T12">Все вычислительные узлы находятся в списке. Есть только один управляющий узел. Чтобы добавить новый вычислительный узел к управляющему, то необходимо выполнить команду: create id -1</text:span></text:p>
      <text:p text:style-name="P16"/>
      <text:p text:style-name="P25"><text:span text:style-name="T18">Набора команд 2 (локальный целочисленный словарь)<text:line-break/></text:span><text:span text:style-name="T12">Формат команды сохранения значения: </text:span><text:span text:style-name="T14">exec</text:span><text:span text:style-name="T12"> </text:span><text:span text:style-name="T14">id</text:span><text:span text:style-name="T12"> </text:span><text:span text:style-name="T14">name</text:span><text:span text:style-name="T12"> </text:span><text:span text:style-name="T14">value</text:span><text:span text:style-name="T12"><text:line-break/></text:span><text:span text:style-name="T14">id</text:span><text:span text:style-name="T12"> – целочисленный идентификатор вычислительного узла, на который отправляется команда </text:span><text:span text:style-name="T14">name</text:span><text:span text:style-name="T12"> – ключ, по которому будет сохранено значение (строка формата [</text:span><text:span text:style-name="T14">A</text:span><text:span text:style-name="T12">-</text:span><text:span text:style-name="T14">Za</text:span><text:span text:style-name="T12">-</text:span><text:span text:style-name="T14">z</text:span><text:span text:style-name="T12">0-9]+)<text:line-break/></text:span><text:span text:style-name="T14">value</text:span><text:span text:style-name="T12"> – целочисленное значение<text:line-break/>Формат команды загрузки значения: </text:span><text:span text:style-name="T14">exec</text:span><text:span text:style-name="T12"> </text:span><text:span text:style-name="T14">id</text:span><text:span text:style-name="T12"> </text:span><text:span text:style-name="T14">name</text:span><text:span text:style-name="T12"><text:line-break/>Пример:<text:line-break/>&gt; </text:span><text:span text:style-name="T14">exec</text:span><text:span text:style-name="T12"> 10 </text:span><text:span text:style-name="T14">MyVar</text:span><text:span text:style-name="T12"><text:line-break/></text:span><text:span text:style-name="T14">Ok</text:span><text:span text:style-name="T12">:10: '</text:span><text:span text:style-name="T14">MyVar</text:span><text:span text:style-name="T12">' </text:span><text:span text:style-name="T14">not</text:span><text:span text:style-name="T12"> </text:span><text:span text:style-name="T14">found</text:span><text:span text:style-name="T12"> </text:span></text:p>
      <text:p text:style-name="P25"><text:span text:style-name="T14">&gt; exec 10 MyVar 5<text:line-break/>Ok:10<text:line-break/>&gt; exec 12 MyVar<text:line-break/>Ok:12: 'MyVar' not found &gt; exec 10 MyVar </text:span></text:p>
      <text:p text:style-name="P25"><text:soft-page-break/><text:span text:style-name="T14">Ok:10: 5<text:line-break/>&gt; exec 10 MyVar 7<text:line-break/>Ok:10<text:line-break/>&gt; exec 10 MyVar<text:line-break/>Ok:10: 7<text:line-break/></text:span><text:span text:style-name="T16">Примечания: Можно использовать std:map.</text:span></text:p>
      <text:p text:style-name="P18"/>
      <text:p text:style-name="P25"><text:span text:style-name="T18">Команда проверки 3</text:span><text:line-break/><text:span text:style-name="T23">Формат команды: heartbit time Каждый узел начинает сообщать раз в time миллисекунд о том, что он работоспособен. Если от узла нет сигнала в течении 4*time миллисекунд, то должна выводится пользователю строка: «Heartbit: node id is unavailable now», где id – идентификатор недоступного вычислительного узла. </text:span></text:p>
      <text:p text:style-name="P25"><text:span text:style-name="T23">Пример:</text:span></text:p>
      <text:p text:style-name="P25"><text:span text:style-name="T23"><text:s/>&gt; heartbit 2000</text:span></text:p>
      <text:p text:style-name="P25"><text:span text:style-name="T23"><text:s/>Ok</text:span></text:p>
      <text:p text:style-name="P16"/>
      <text:p text:style-name="P16"/>
      <text:p text:style-name="P26"><text:span text:style-name="T2">Общие сведения о программе</text:span></text:p>
      <text:p text:style-name="P28"><text:span text:style-name="T1">Программа компилируется из файла main.</text:span><text:span text:style-name="T7">cpp с помощью CMake</text:span><text:span text:style-name="T1">. Также используется библиотека </text:span><text:span text:style-name="T7">ZeroMQ</text:span><text:span text:style-name="T1">.</text:span></text:p>
      <text:p text:style-name="P28"/>
      <text:p text:style-name="P26"><text:span text:style-name="T2">Общий метод и алгоритм решения</text:span><text:span text:style-name="T1">.</text:span></text:p>
      <text:p text:style-name="P29"><text:span text:style-name="T1">Для реализации поставленной задачи необходимо:</text:span></text:p>
      <text:list xml:id="list1408804806" text:style-name="WWNum5">
        <text:list-item>
          <text:p text:style-name="P4"><text:span text:style-name="T1">Изучить и реализовать в работе библиотеку </text:span><text:span text:style-name="T7">ZeroMQ.</text:span></text:p>
        </text:list-item>
        <text:list-item>
          <text:p text:style-name="P5"><text:span text:style-name="T1">Написать топологию</text:span></text:p>
        </text:list-item>
        <text:list-item>
          <text:p text:style-name="P5"><text:span text:style-name="T1">Написать логику управляющего и дочерних узлов</text:span></text:p>
        </text:list-item>
        <text:list-item>
          <text:p text:style-name="P4"><text:span text:style-name="T1">Реализовать</text:span><text:span text:style-name="T7"> create, exec, ping</text:span></text:p>
        </text:list-item>
      </text:list>
      <text:p text:style-name="P26"><text:span text:style-name="T3">Основные файлы программы</text:span></text:p>
      <text:p text:style-name="P21"><text:span text:style-name="T6">Topology.hpp</text:span></text:p>
      <text:p text:style-name="Standard"><text:span text:style-name="T8"><text:s/>#pragma once</text:span></text:p>
      <text:p text:style-name="Standard"><text:span text:style-name="T8">#include &lt;list&gt;</text:span></text:p>
      <text:p text:style-name="Standard"><text:span text:style-name="T8">#include &lt;stdexcept&gt;</text:span></text:p>
      <text:p text:style-name="Standard"><text:span text:style-name="T8">#include &lt;iostream&gt;</text:span></text:p>
      <text:p text:style-name="Standard"><text:span text:style-name="T8"><text:s/></text:span></text:p>
      <text:p text:style-name="Standard"><text:soft-page-break/><text:span text:style-name="T8">class Topology {</text:span></text:p>
      <text:p text:style-name="Standard"><text:span text:style-name="T8">private:</text:span></text:p>
      <text:p text:style-name="Standard"><text:span text:style-name="T8"><text:s text:c="4"/>std::list&lt;std::list&lt;int&gt;&gt; container;</text:span></text:p>
      <text:p text:style-name="Standard"><text:span text:style-name="T8"><text:s/></text:span></text:p>
      <text:p text:style-name="Standard"><text:span text:style-name="T8"><text:s/></text:span></text:p>
      <text:p text:style-name="Standard"><text:span text:style-name="T8">public:</text:span></text:p>
      <text:p text:style-name="Standard"><text:span text:style-name="T8"><text:s text:c="4"/>void insert(int id, int parent_id) {</text:span></text:p>
      <text:p text:style-name="Standard"><text:span text:style-name="T8"><text:s text:c="8"/>if (parent_id == -1) {</text:span></text:p>
      <text:p text:style-name="Standard"><text:span text:style-name="T8"><text:s text:c="12"/>std::list&lt;int&gt; new_list;</text:span></text:p>
      <text:p text:style-name="Standard"><text:span text:style-name="T8"><text:s text:c="12"/>new_list.push_back(id);</text:span></text:p>
      <text:p text:style-name="Standard"><text:span text:style-name="T8"><text:s text:c="12"/>container.push_back(new_list);</text:span></text:p>
      <text:p text:style-name="Standard"><text:span text:style-name="T8"><text:s text:c="8"/>} else {</text:span></text:p>
      <text:p text:style-name="Standard"><text:span text:style-name="T8"><text:s text:c="12"/>int list_id = find_list(parent_id);</text:span></text:p>
      <text:p text:style-name="Standard"><text:span text:style-name="T8"><text:s text:c="12"/>if (list_id == -1) {</text:span></text:p>
      <text:p text:style-name="Standard"><text:span text:style-name="T8"><text:s text:c="16"/>throw std::runtime_error("Wrong parent id");</text:span></text:p>
      <text:p text:style-name="Standard"><text:span text:style-name="T8"><text:s text:c="12"/>}</text:span></text:p>
      <text:p text:style-name="Standard"><text:span text:style-name="T8"><text:s text:c="12"/>auto it1 = container.begin();</text:span></text:p>
      <text:p text:style-name="Standard"><text:span text:style-name="T8"><text:s text:c="12"/>std::advance(it1, list_id);</text:span></text:p>
      <text:p text:style-name="Standard"><text:span text:style-name="T8"><text:s text:c="12"/>for (auto it2 = it1-&gt;begin(); it2 != it1-&gt;end(); ++it2) {</text:span></text:p>
      <text:p text:style-name="Standard"><text:span text:style-name="T8"><text:s text:c="16"/>if (*it2 == parent_id) {</text:span></text:p>
      <text:p text:style-name="Standard"><text:span text:style-name="T8"><text:s text:c="20"/>it1-&gt;insert(++it2, id);</text:span></text:p>
      <text:p text:style-name="Standard"><text:span text:style-name="T8"><text:s text:c="20"/>return;</text:span></text:p>
      <text:p text:style-name="Standard"><text:span text:style-name="T8"><text:s text:c="16"/>}</text:span></text:p>
      <text:p text:style-name="Standard"><text:span text:style-name="T8"><text:s text:c="12"/>}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int find_list(int id) {</text:span></text:p>
      <text:p text:style-name="Standard"><text:span text:style-name="T8"><text:s text:c="8"/>int cur_list_id = 0;</text:span></text:p>
      <text:p text:style-name="Standard"><text:soft-page-break/><text:span text:style-name="T8"><text:s text:c="8"/>for (auto it1 = container.begin(); it1 != container.end(); ++it1) {</text:span></text:p>
      <text:p text:style-name="Standard"><text:span text:style-name="T8"><text:s text:c="12"/>for (auto it2 = it1-&gt;begin(); it2 != it1-&gt;end(); ++it2) {</text:span></text:p>
      <text:p text:style-name="Standard"><text:span text:style-name="T8"><text:s text:c="16"/>if (*it2 == id) {</text:span></text:p>
      <text:p text:style-name="Standard"><text:span text:style-name="T8"><text:s text:c="20"/>return cur_list_id;</text:span></text:p>
      <text:p text:style-name="Standard"><text:span text:style-name="T8"><text:s text:c="16"/>}</text:span></text:p>
      <text:p text:style-name="Standard"><text:span text:style-name="T8"><text:s text:c="12"/>}</text:span></text:p>
      <text:p text:style-name="Standard"><text:span text:style-name="T8"><text:s text:c="12"/>++cur_list_id;</text:span></text:p>
      <text:p text:style-name="Standard"><text:span text:style-name="T8"><text:s text:c="8"/>}</text:span></text:p>
      <text:p text:style-name="Standard"><text:span text:style-name="T8"><text:s text:c="8"/>return -1;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int get_first_id(int list_id) {</text:span></text:p>
      <text:p text:style-name="Standard"><text:span text:style-name="T8"><text:s text:c="8"/>auto it1 = container.begin();</text:span></text:p>
      <text:p text:style-name="Standard"><text:span text:style-name="T8"><text:s text:c="8"/>std::advance(it1, list_id);</text:span></text:p>
      <text:p text:style-name="Standard"><text:span text:style-name="T8"><text:s text:c="8"/>if (it1-&gt;begin() == it1-&gt;end()) {</text:span></text:p>
      <text:p text:style-name="Standard"><text:span text:style-name="T8"><text:s text:c="12"/>return -1;</text:span></text:p>
      <text:p text:style-name="Standard"><text:span text:style-name="T8"><text:s text:c="8"/>}</text:span></text:p>
      <text:p text:style-name="Standard"><text:span text:style-name="T8"><text:s text:c="8"/>return *(it1-&gt;begin());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std::list&lt;int&gt; get_nodes() {</text:span></text:p>
      <text:p text:style-name="Standard"><text:span text:style-name="T8"><text:s text:c="8"/>std::list&lt;int&gt; res;</text:span></text:p>
      <text:p text:style-name="Standard"><text:span text:style-name="T8"><text:s text:c="8"/>for (auto&amp; node_list : container) {</text:span></text:p>
      <text:p text:style-name="Standard"><text:span text:style-name="T8"><text:s text:c="12"/>for (auto&amp; node : node_list) {</text:span></text:p>
      <text:p text:style-name="Standard"><text:span text:style-name="T8"><text:s text:c="16"/>res.push_back(node);</text:span></text:p>
      <text:p text:style-name="Standard"><text:span text:style-name="T8"><text:s text:c="12"/>}</text:span></text:p>
      <text:p text:style-name="Standard"><text:span text:style-name="T8"><text:s text:c="8"/>}</text:span></text:p>
      <text:p text:style-name="Standard"><text:span text:style-name="T8"><text:s text:c="8"/>return res;</text:span></text:p>
      <text:p text:style-name="Standard"><text:span text:style-name="T8"><text:s text:c="4"/>}</text:span></text:p>
      <text:p text:style-name="Standard"><text:soft-page-break/><text:span text:style-name="T8"><text:s/></text:span></text:p>
      <text:p text:style-name="Standard"><text:span text:style-name="T8"><text:s text:c="4"/>friend std::ostream&amp; operator&lt;&lt;(std::ostream&amp; os, const Topology&amp; Topology) {</text:span></text:p>
      <text:p text:style-name="Standard"><text:span text:style-name="T8"><text:s text:c="8"/>for (auto&amp; node_list : Topology.container) {</text:span></text:p>
      <text:p text:style-name="Standard"><text:span text:style-name="T8"><text:s text:c="12"/>os &lt;&lt; "{ ";</text:span></text:p>
      <text:p text:style-name="Standard"><text:span text:style-name="T8"><text:s text:c="12"/>for (auto&amp; node : node_list) {</text:span></text:p>
      <text:p text:style-name="Standard"><text:span text:style-name="T8"><text:s text:c="16"/>os &lt;&lt; node &lt;&lt; " ";</text:span></text:p>
      <text:p text:style-name="Standard"><text:span text:style-name="T8"><text:s text:c="12"/>}</text:span></text:p>
      <text:p text:style-name="Standard"><text:span text:style-name="T8"><text:s text:c="12"/>os &lt;&lt; "}" &lt;&lt; std::endl;</text:span></text:p>
      <text:p text:style-name="Standard"><text:span text:style-name="T8"><text:s text:c="8"/>}</text:span></text:p>
      <text:p text:style-name="Standard"><text:span text:style-name="T8"><text:s text:c="8"/>return os;</text:span></text:p>
      <text:p text:style-name="Standard"><text:span text:style-name="T8"><text:s text:c="4"/>}</text:span></text:p>
      <text:p text:style-name="Standard"><text:span text:style-name="T8">};</text:span></text:p>
      <text:p text:style-name="Standard"><text:span text:style-name="T6">Mq.hpp</text:span></text:p>
      <text:p text:style-name="Standard"><text:span text:style-name="T8"><text:s/>#pragma once</text:span></text:p>
      <text:p text:style-name="Standard"><text:span text:style-name="T8">#include &lt;zmq.hpp&gt;</text:span></text:p>
      <text:p text:style-name="Standard"><text:span text:style-name="T8">#include &lt;vector&gt;</text:span></text:p>
      <text:p text:style-name="Standard"><text:span text:style-name="T8">#include &lt;map&gt;</text:span></text:p>
      <text:p text:style-name="Standard"><text:span text:style-name="T8">#include &lt;iostream&gt;</text:span></text:p>
      <text:p text:style-name="Standard"><text:span text:style-name="T8">#include &lt;chrono&gt;</text:span></text:p>
      <text:p text:style-name="Standard"><text:span text:style-name="T8"><text:s/></text:span></text:p>
      <text:p text:style-name="Standard"><text:span text:style-name="T8">class MQ {</text:span></text:p>
      <text:p text:style-name="Standard"><text:span text:style-name="T8">private:</text:span></text:p>
      <text:p text:style-name="Standard"><text:span text:style-name="T8"><text:s text:c="4"/>const int MAIN_PORT = 4040;</text:span></text:p>
      <text:p text:style-name="Standard"><text:span text:style-name="T8"><text:s/></text:span></text:p>
      <text:p text:style-name="Standard"><text:span text:style-name="T8"><text:s text:c="4"/>zmq::context_t _context;</text:span></text:p>
      <text:p text:style-name="Standard"><text:span text:style-name="T8"><text:s text:c="4"/>int _id;</text:span></text:p>
      <text:p text:style-name="Standard"><text:span text:style-name="T8"><text:s text:c="4"/>zmq::socket_t _parent;</text:span></text:p>
      <text:p text:style-name="Standard"><text:span text:style-name="T8"><text:s text:c="4"/>std::map&lt;int, zmq::socket_t&gt; _children;</text:span></text:p>
      <text:p text:style-name="Standard"><text:soft-page-break/><text:span text:style-name="T8"><text:s/></text:span></text:p>
      <text:p text:style-name="Standard"><text:span text:style-name="T8">public:</text:span></text:p>
      <text:p text:style-name="Standard"><text:span text:style-name="T8"><text:s text:c="4"/>MQ(int id) : _id(id) {</text:span></text:p>
      <text:p text:style-name="Standard"><text:span text:style-name="T8"><text:s text:c="8"/>_parent = zmq::socket_t{_context, ZMQ_REP};</text:span></text:p>
      <text:p text:style-name="Standard"><text:span text:style-name="T8"><text:s text:c="8"/>if (id != -1) {</text:span></text:p>
      <text:p text:style-name="Standard"><text:span text:style-name="T8"><text:s text:c="12"/>std::string address = "tcp://127.0.0.1:" + std::to_string(MAIN_PORT + id);</text:span></text:p>
      <text:p text:style-name="Standard"><text:span text:style-name="T8"><text:s text:c="12"/>try {</text:span></text:p>
      <text:p text:style-name="Standard"><text:span text:style-name="T8"><text:s text:c="16"/>_parent.bind(address);</text:span></text:p>
      <text:p text:style-name="Standard"><text:span text:style-name="T8"><text:s text:c="12"/>}</text:span></text:p>
      <text:p text:style-name="Standard"><text:span text:style-name="T8"><text:s text:c="12"/>catch (...) {</text:span></text:p>
      <text:p text:style-name="Standard"><text:span text:style-name="T8"><text:s text:c="16"/>exit(-1);</text:span></text:p>
      <text:p text:style-name="Standard"><text:span text:style-name="T8"><text:s text:c="12"/>}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virtual ~MQ() {</text:span></text:p>
      <text:p text:style-name="Standard"><text:span text:style-name="T8"><text:s text:c="8"/>if (_id != -1) {</text:span></text:p>
      <text:p text:style-name="Standard"><text:span text:style-name="T8"><text:s text:c="12"/>std::string address = "tcp://127.0.0.1:" + std::to_string(MAIN_PORT + _id);</text:span></text:p>
      <text:p text:style-name="Standard"><text:span text:style-name="T8"><text:s text:c="12"/>_parent.unbind(address);</text:span></text:p>
      <text:p text:style-name="Standard"><text:span text:style-name="T8"><text:s text:c="8"/>}</text:span></text:p>
      <text:p text:style-name="Standard"><text:span text:style-name="T8"><text:s text:c="8"/>for (auto&amp; item : _children) {</text:span></text:p>
      <text:p text:style-name="Standard"><text:span text:style-name="T8"><text:s text:c="12"/>std::string address = "tcp://127.0.0.1:" + std::to_string(MAIN_PORT + item.first);</text:span></text:p>
      <text:p text:style-name="Standard"><text:span text:style-name="T8"><text:s text:c="12"/>item.second.disconnect(address);</text:span></text:p>
      <text:p text:style-name="Standard"><text:span text:style-name="T8"><text:s text:c="8"/>}</text:span></text:p>
      <text:p text:style-name="Standard"><text:span text:style-name="T8"><text:s text:c="8"/>zmq_ctx_destroy(&amp;_context);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void add_child(int id) {</text:span></text:p>
      <text:p text:style-name="Standard"><text:soft-page-break/><text:span text:style-name="T8"><text:s/></text:span></text:p>
      <text:p text:style-name="Standard"><text:span text:style-name="T8"><text:s text:c="8"/>if (_id != -1 &amp;&amp; !_children.empty()) {</text:span></text:p>
      <text:p text:style-name="Standard"><text:span text:style-name="T8"><text:s text:c="12"/>_children.begin()-&gt;second.close();</text:span></text:p>
      <text:p text:style-name="Standard"><text:span text:style-name="T8"><text:s text:c="12"/>_children.clear();</text:span></text:p>
      <text:p text:style-name="Standard"><text:span text:style-name="T8"><text:s text:c="8"/>}</text:span></text:p>
      <text:p text:style-name="Standard"><text:span text:style-name="T8"><text:s text:c="8"/>_children[id] = zmq::socket_t{_context, ZMQ_REQ};</text:span></text:p>
      <text:p text:style-name="Standard"><text:span text:style-name="T8"><text:s text:c="8"/>std::string address = "tcp://127.0.0.1:" + std::to_string(MAIN_PORT + id);</text:span></text:p>
      <text:p text:style-name="Standard"><text:span text:style-name="T8"><text:s text:c="8"/>_children[id].connect(address);</text:span></text:p>
      <text:p text:style-name="Standard"><text:span text:style-name="T8"><text:s text:c="8"/>_children[id].set(zmq::sockopt::rcvtimeo, 3000);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void send(int id, std::string&amp; message) {</text:span></text:p>
      <text:p text:style-name="Standard"><text:span text:style-name="T8"><text:s text:c="8"/>std::vector&lt;zmq::pollitem_t&gt; items = {{_children[id], 0, ZMQ_POLLOUT, 0}};</text:span></text:p>
      <text:p text:style-name="Standard"><text:span text:style-name="T8"><text:s text:c="8"/>int rc = zmq::poll(items, std::chrono::seconds{3});</text:span></text:p>
      <text:p text:style-name="Standard"><text:span text:style-name="T8"><text:s text:c="8"/>if (rc != -1 &amp;&amp; items[0].revents &amp; ZMQ_POLLOUT) {</text:span></text:p>
      <text:p text:style-name="Standard"><text:span text:style-name="T8"><text:s text:c="12"/>_children[id].send(zmq::message_t(message), zmq::send_flags::none)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void send(std::string&amp; message) {</text:span></text:p>
      <text:p text:style-name="Standard"><text:span text:style-name="T8"><text:s text:c="8"/>std::vector&lt;zmq::pollitem_t&gt; items = {{_parent, 0, ZMQ_POLLOUT, 0}};</text:span></text:p>
      <text:p text:style-name="Standard"><text:span text:style-name="T8"><text:s text:c="8"/>int rc = zmq::poll(items, std::chrono::seconds{3});</text:span></text:p>
      <text:p text:style-name="Standard"><text:span text:style-name="T8"><text:s text:c="8"/>if (rc != -1 &amp;&amp; items[0].revents &amp; ZMQ_POLLOUT) {</text:span></text:p>
      <text:p text:style-name="Standard"><text:span text:style-name="T8"><text:s text:c="12"/>_parent.send(zmq::message_t(message), zmq::send_flags::none)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std::string receive(int id) {</text:span></text:p>
      <text:p text:style-name="Standard"><text:soft-page-break/><text:span text:style-name="T8"><text:s text:c="8"/>std::vector&lt;zmq::pollitem_t&gt; items = {{_children[id], 0, ZMQ_POLLIN, 0}};</text:span></text:p>
      <text:p text:style-name="Standard"><text:span text:style-name="T8"><text:s text:c="8"/>std::string received_msg;</text:span></text:p>
      <text:p text:style-name="Standard"><text:span text:style-name="T8"><text:s text:c="8"/>zmq::message_t message;</text:span></text:p>
      <text:p text:style-name="Standard"><text:span text:style-name="T8"><text:s/></text:span></text:p>
      <text:p text:style-name="Standard"><text:span text:style-name="T8"><text:s text:c="8"/>int rc = zmq::poll(items, std::chrono::milliseconds{_children[id].get(zmq::sockopt::rcvtimeo)});</text:span></text:p>
      <text:p text:style-name="Standard"><text:span text:style-name="T8"><text:s text:c="8"/>if (rc != -1 &amp;&amp; items[0].revents &amp; ZMQ_POLLIN) {</text:span></text:p>
      <text:p text:style-name="Standard"><text:span text:style-name="T8"><text:s text:c="12"/>zmq::recv_result_t result = _children[id].recv(message, zmq::recv_flags::none);</text:span></text:p>
      <text:p text:style-name="Standard"><text:span text:style-name="T8"><text:s text:c="12"/>if (result.has_value()) {</text:span></text:p>
      <text:p text:style-name="Standard"><text:span text:style-name="T8"><text:s text:c="16"/>received_msg = std::string(static_cast&lt;char*&gt;(message.data()), message.size());</text:span></text:p>
      <text:p text:style-name="Standard"><text:span text:style-name="T8"><text:s text:c="12"/>} else {</text:span></text:p>
      <text:p text:style-name="Standard"><text:span text:style-name="T8"><text:s text:c="16"/>received_msg = "Error: node is unavailable";</text:span></text:p>
      <text:p text:style-name="Standard"><text:span text:style-name="T8"><text:s text:c="12"/>}</text:span></text:p>
      <text:p text:style-name="Standard"><text:span text:style-name="T8"><text:s text:c="8"/>} else {</text:span></text:p>
      <text:p text:style-name="Standard"><text:span text:style-name="T8"><text:s text:c="12"/>received_msg = "Error: node is unavailable";</text:span></text:p>
      <text:p text:style-name="Standard"><text:span text:style-name="T8"><text:s text:c="8"/>}</text:span></text:p>
      <text:p text:style-name="Standard"><text:span text:style-name="T8"><text:s text:c="8"/>return received_msg;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std::string receive() {</text:span></text:p>
      <text:p text:style-name="Standard"><text:span text:style-name="T8"><text:s text:c="8"/>if (_id == -1) return "";</text:span></text:p>
      <text:p text:style-name="Standard"><text:span text:style-name="T8"><text:s/></text:span></text:p>
      <text:p text:style-name="Standard"><text:span text:style-name="T8"><text:s text:c="8"/>std::vector&lt;zmq::pollitem_t&gt; items = {{_parent, 0, ZMQ_POLLIN, 0}};</text:span></text:p>
      <text:p text:style-name="Standard"><text:span text:style-name="T8"><text:s/></text:span></text:p>
      <text:p text:style-name="Standard"><text:span text:style-name="T8"><text:s text:c="8"/>zmq::message_t message;</text:span></text:p>
      <text:p text:style-name="Standard"><text:span text:style-name="T8"><text:s text:c="8"/>std::string received_msg;</text:span></text:p>
      <text:p text:style-name="Standard"><text:span text:style-name="T8"><text:s text:c="8"/>while (true) {</text:span></text:p>
      <text:p text:style-name="Standard"><text:soft-page-break/><text:span text:style-name="T8"><text:s text:c="12"/>int rc = zmq::poll(items, std::chrono::seconds{300});</text:span></text:p>
      <text:p text:style-name="Standard"><text:span text:style-name="T8"><text:s text:c="12"/>if (rc != -1 &amp;&amp; items[0].revents &amp; ZMQ_POLLIN) {</text:span></text:p>
      <text:p text:style-name="Standard"><text:span text:style-name="T8"><text:s text:c="16"/>zmq::recv_result_t result = _parent.recv(message, zmq::recv_flags::none);</text:span></text:p>
      <text:p text:style-name="Standard"><text:span text:style-name="T8"><text:s text:c="16"/>if (result.has_value()) {</text:span></text:p>
      <text:p text:style-name="Standard"><text:span text:style-name="T8"><text:s text:c="20"/>received_msg = std::string(static_cast&lt;char*&gt;(message.data()), message.size());</text:span></text:p>
      <text:p text:style-name="Standard"><text:span text:style-name="T8"><text:s text:c="20"/>return received_msg;</text:span></text:p>
      <text:p text:style-name="Standard"><text:span text:style-name="T8"><text:s text:c="16"/>}</text:span></text:p>
      <text:p text:style-name="Standard"><text:span text:style-name="T8"><text:s text:c="12"/>}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void set_rcvtimeo(int timeout) {</text:span></text:p>
      <text:p text:style-name="Standard"><text:span text:style-name="T8"><text:s text:c="8"/>for (auto&amp; items : _children) {</text:span></text:p>
      <text:p text:style-name="Standard"><text:span text:style-name="T8"><text:s text:c="12"/>items.second.set(zmq::sockopt::rcvtimeo, timeout)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};</text:span></text:p>
      <text:p text:style-name="Standard"><text:span text:style-name="T6">Main.cpp</text:span></text:p>
      <text:p text:style-name="Standard"><text:span text:style-name="T8"><text:s/>#include &lt;unistd.h&gt;</text:span></text:p>
      <text:p text:style-name="Standard"><text:span text:style-name="T8">#include &lt;sstream&gt;</text:span></text:p>
      <text:p text:style-name="Standard"><text:span text:style-name="T8">#include &lt;vector&gt;</text:span></text:p>
      <text:p text:style-name="Standard"><text:span text:style-name="T8">#include "mq.hpp"</text:span></text:p>
      <text:p text:style-name="Standard"><text:span text:style-name="T8">#include "topology.hpp"</text:span></text:p>
      <text:p text:style-name="Standard"><text:span text:style-name="T8"><text:s/></text:span></text:p>
      <text:p text:style-name="Standard"><text:span text:style-name="T8">MQ mq{-1};</text:span></text:p>
      <text:p text:style-name="Standard"><text:span text:style-name="T8"><text:s/></text:span></text:p>
      <text:p text:style-name="Standard"><text:span text:style-name="T8">pthread_mutex_t control_node_mutex = PTHREAD_MUTEX_INITIALIZER;</text:span></text:p>
      <text:p text:style-name="Standard"><text:span text:style-name="T8">std::vector&lt;pthread_mutex_t&gt; child_nodes_mutex;</text:span></text:p>
      <text:p text:style-name="Standard"><text:soft-page-break/><text:span text:style-name="T8"><text:s/></text:span></text:p>
      <text:p text:style-name="Standard"><text:span text:style-name="T8">Topology children;</text:span></text:p>
      <text:p text:style-name="Standard"><text:span text:style-name="T8"><text:s/></text:span></text:p>
      <text:p text:style-name="Standard"><text:span text:style-name="T8">bool heartbeat_status{false};</text:span></text:p>
      <text:p text:style-name="Standard"><text:span text:style-name="T8">int heartbeat_time{0};</text:span></text:p>
      <text:p text:style-name="Standard"><text:span text:style-name="T8">pthread_cond_t status_cond = PTHREAD_COND_INITIALIZER;</text:span></text:p>
      <text:p text:style-name="Standard"><text:span text:style-name="T8">pthread_mutex_t heartbeat_lock = PTHREAD_MUTEX_INITIALIZER;</text:span></text:p>
      <text:p text:style-name="Standard"><text:span text:style-name="T8"><text:s/></text:span></text:p>
      <text:p text:style-name="Standard"><text:span text:style-name="T8">void* create(void* args) {</text:span></text:p>
      <text:p text:style-name="Standard"><text:span text:style-name="T8"><text:s text:c="4"/>std::pair&lt;int, int&gt;* arg = static_cast&lt;std::pair&lt;int, int&gt;*&gt;(args);</text:span></text:p>
      <text:p text:style-name="Standard"><text:span text:style-name="T8"><text:s text:c="4"/>int node_id = arg-&gt;first, parent_id = arg-&gt;second;</text:span></text:p>
      <text:p text:style-name="Standard"><text:span text:style-name="T8"><text:s/></text:span></text:p>
      <text:p text:style-name="Standard"><text:span text:style-name="T8"><text:s text:c="4"/>if (children.find_list(node_id) != -1 || node_id == -1) {</text:span></text:p>
      <text:p text:style-name="Standard"><text:span text:style-name="T8"><text:s text:c="8"/>std::cerr &lt;&lt; "Error: already exists" &lt;&lt; std::endl;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else if (parent_id == -1) {</text:span></text:p>
      <text:p text:style-name="Standard"><text:span text:style-name="T8"><text:s text:c="8"/>pid_t pid = fork();</text:span></text:p>
      <text:p text:style-name="Standard"><text:span text:style-name="T8"><text:s text:c="8"/>if (pid &lt; 0) {</text:span></text:p>
      <text:p text:style-name="Standard"><text:span text:style-name="T8"><text:s text:c="12"/>std::cerr &lt;&lt; "Error: Can't create new process" &lt;&lt; std::endl;</text:span></text:p>
      <text:p text:style-name="Standard"><text:span text:style-name="T8"><text:s text:c="12"/>return nullptr;</text:span></text:p>
      <text:p text:style-name="Standard"><text:span text:style-name="T8"><text:s text:c="8"/>}</text:span></text:p>
      <text:p text:style-name="Standard"><text:span text:style-name="T8"><text:s/></text:span></text:p>
      <text:p text:style-name="Standard"><text:span text:style-name="T8"><text:s text:c="8"/>if (pid == 0) {</text:span></text:p>
      <text:p text:style-name="Standard"><text:span text:style-name="T8"><text:s text:c="12"/>execl("./child", "./child", std::to_string(node_id).c_str(), NULL);</text:span></text:p>
      <text:p text:style-name="Standard"><text:span text:style-name="T8"><text:s text:c="12"/>std::cerr &lt;&lt; "Error: Can't execute new process" &lt;&lt; std::endl;</text:span></text:p>
      <text:p text:style-name="Standard"><text:span text:style-name="T8"><text:s text:c="12"/>return nullptr;</text:span></text:p>
      <text:p text:style-name="Standard"><text:span text:style-name="T8"><text:s text:c="8"/>}</text:span></text:p>
      <text:p text:style-name="Standard"><text:span text:style-name="T8"><text:s text:c="8"/>pthread_mutex_t tmp;</text:span></text:p>
      <text:p text:style-name="Standard"><text:soft-page-break/><text:span text:style-name="T8"><text:s text:c="8"/>pthread_mutex_init(&amp;tmp, NULL);</text:span></text:p>
      <text:p text:style-name="Standard"><text:span text:style-name="T8"><text:s text:c="8"/>child_nodes_mutex.emplace_back(tmp);</text:span></text:p>
      <text:p text:style-name="Standard"><text:span text:style-name="T8"><text:s text:c="8"/>pthread_mutex_lock(&amp;child_nodes_mutex.back());</text:span></text:p>
      <text:p text:style-name="Standard"><text:span text:style-name="T8"><text:s/></text:span></text:p>
      <text:p text:style-name="Standard"><text:span text:style-name="T8"><text:s text:c="8"/>mq.add_child(node_id);</text:span></text:p>
      <text:p text:style-name="Standard"><text:span text:style-name="T8"><text:s text:c="8"/>children.insert(node_id, parent_id);</text:span></text:p>
      <text:p text:style-name="Standard"><text:span text:style-name="T8"><text:s/></text:span></text:p>
      <text:p text:style-name="Standard"><text:span text:style-name="T8"><text:s text:c="8"/>std::string msg = std::to_string(node_id) + " pid";</text:span></text:p>
      <text:p text:style-name="Standard"><text:span text:style-name="T8"><text:s text:c="8"/>mq.send(node_id, msg);</text:span></text:p>
      <text:p text:style-name="Standard"><text:span text:style-name="T8"><text:s text:c="8"/>std::string rep = mq.receive(node_id);</text:span></text:p>
      <text:p text:style-name="Standard"><text:span text:style-name="T8"><text:s text:c="8"/>std::cout &lt;&lt; rep &lt;&lt; std::endl;</text:span></text:p>
      <text:p text:style-name="Standard"><text:span text:style-name="T8"><text:s/></text:span></text:p>
      <text:p text:style-name="Standard"><text:span text:style-name="T8"><text:s text:c="8"/>pthread_mutex_unlock(&amp;child_nodes_mutex.back());</text:span></text:p>
      <text:p text:style-name="Standard"><text:span text:style-name="T8"><text:s text:c="4"/>}</text:span></text:p>
      <text:p text:style-name="Standard"><text:span text:style-name="T8"><text:s/></text:span></text:p>
      <text:p text:style-name="Standard"><text:span text:style-name="T8"><text:s text:c="4"/>else {</text:span></text:p>
      <text:p text:style-name="Standard"><text:span text:style-name="T8"><text:s text:c="8"/>int list_id = children.find_list(parent_id);</text:span></text:p>
      <text:p text:style-name="Standard"><text:span text:style-name="T8"><text:s text:c="8"/>pthread_mutex_lock(&amp;child_nodes_mutex[list_id]);</text:span></text:p>
      <text:p text:style-name="Standard"><text:span text:style-name="T8"><text:s/></text:span></text:p>
      <text:p text:style-name="Standard"><text:span text:style-name="T8"><text:s text:c="8"/>std::string msg = std::to_string(parent_id) + " create " + std::to_string(node_id);</text:span></text:p>
      <text:p text:style-name="Standard"><text:span text:style-name="T8"><text:s text:c="8"/>int id = children.get_first_id(list_id);</text:span></text:p>
      <text:p text:style-name="Standard"><text:span text:style-name="T8"><text:s text:c="8"/>mq.send(id, msg);</text:span></text:p>
      <text:p text:style-name="Standard"><text:span text:style-name="T8"><text:s/></text:span></text:p>
      <text:p text:style-name="Standard"><text:span text:style-name="T8"><text:s text:c="8"/>std::string rep = mq.receive(id);</text:span></text:p>
      <text:p text:style-name="Standard"><text:span text:style-name="T8"><text:s text:c="8"/>std::cout &lt;&lt; rep &lt;&lt; std::endl;</text:span></text:p>
      <text:p text:style-name="Standard"><text:span text:style-name="T8"><text:s text:c="8"/>children.insert(node_id, parent_id);</text:span></text:p>
      <text:p text:style-name="Standard"><text:span text:style-name="T8"><text:s/></text:span></text:p>
      <text:p text:style-name="Standard"><text:span text:style-name="T8"><text:s text:c="8"/>pthread_mutex_unlock(&amp;child_nodes_mutex[list_id]);</text:span></text:p>
      <text:p text:style-name="Standard"><text:span text:style-name="T8"><text:s text:c="4"/>}</text:span></text:p>
      <text:p text:style-name="Standard"><text:soft-page-break/><text:span text:style-name="T8"><text:s/></text:span></text:p>
      <text:p text:style-name="Standard"><text:span text:style-name="T8"><text:s text:c="4"/>return nullptr;</text:span></text:p>
      <text:p text:style-name="Standard"><text:span text:style-name="T8">}</text:span></text:p>
      <text:p text:style-name="Standard"><text:span text:style-name="T8"><text:s/></text:span></text:p>
      <text:p text:style-name="Standard"><text:span text:style-name="T8">typedef struct {</text:span></text:p>
      <text:p text:style-name="Standard"><text:span text:style-name="T8"><text:s text:c="4"/>int dest_id;</text:span></text:p>
      <text:p text:style-name="Standard"><text:span text:style-name="T8"><text:s text:c="4"/>std::string key, value;</text:span></text:p>
      <text:p text:style-name="Standard"><text:span text:style-name="T8">} exec_args;</text:span></text:p>
      <text:p text:style-name="Standard"><text:span text:style-name="T8"><text:s/></text:span></text:p>
      <text:p text:style-name="Standard"><text:span text:style-name="T8">void* exec(void* args) {</text:span></text:p>
      <text:p text:style-name="Standard"><text:span text:style-name="T8"><text:s text:c="4"/>exec_args* arg = static_cast&lt;exec_args*&gt;(args);</text:span></text:p>
      <text:p text:style-name="Standard"><text:span text:style-name="T8"><text:s text:c="4"/>int dest_id = arg-&gt;dest_id;</text:span></text:p>
      <text:p text:style-name="Standard"><text:span text:style-name="T8"><text:s text:c="4"/>std::string key = arg-&gt;key, value = arg-&gt;value;</text:span></text:p>
      <text:p text:style-name="Standard"><text:span text:style-name="T8"><text:s text:c="4"/>int list_id = children.find_list(dest_id);</text:span></text:p>
      <text:p text:style-name="Standard"><text:span text:style-name="T8"><text:s text:c="4"/>int id = children.get_first_id(list_id);</text:span></text:p>
      <text:p text:style-name="Standard"><text:span text:style-name="T8"><text:s text:c="4"/>pthread_mutex_lock(&amp;child_nodes_mutex[list_id]);</text:span></text:p>
      <text:p text:style-name="Standard"><text:span text:style-name="T8"><text:s text:c="4"/>std::string msg;</text:span></text:p>
      <text:p text:style-name="Standard"><text:span text:style-name="T8"><text:s text:c="4"/>if (value.size()) {</text:span></text:p>
      <text:p text:style-name="Standard"><text:span text:style-name="T8"><text:s text:c="8"/>msg = std::to_string(dest_id) + " set " + key + " " + value;</text:span></text:p>
      <text:p text:style-name="Standard"><text:span text:style-name="T8"><text:s text:c="4"/>} else {</text:span></text:p>
      <text:p text:style-name="Standard"><text:span text:style-name="T8"><text:s text:c="8"/>msg = std::to_string(dest_id) + " get " + key;</text:span></text:p>
      <text:p text:style-name="Standard"><text:span text:style-name="T8"><text:s text:c="4"/>}</text:span></text:p>
      <text:p text:style-name="Standard"><text:span text:style-name="T8"><text:s text:c="4"/>mq.send(id, msg);</text:span></text:p>
      <text:p text:style-name="Standard"><text:span text:style-name="T8"><text:s text:c="4"/>std::string rep = mq.receive(id);</text:span></text:p>
      <text:p text:style-name="Standard"><text:span text:style-name="T8"><text:s text:c="4"/>std::cout &lt;&lt; rep &lt;&lt; std::endl;</text:span></text:p>
      <text:p text:style-name="Standard"><text:span text:style-name="T8"><text:s/></text:span></text:p>
      <text:p text:style-name="Standard"><text:span text:style-name="T8"><text:s text:c="4"/>pthread_mutex_unlock(&amp;child_nodes_mutex[list_id]);</text:span></text:p>
      <text:p text:style-name="Standard"><text:span text:style-name="T8"><text:s text:c="4"/>return nullptr;</text:span></text:p>
      <text:p text:style-name="Standard"><text:span text:style-name="T8">}</text:span></text:p>
      <text:p text:style-name="Standard"><text:soft-page-break/><text:span text:style-name="T8"><text:s/></text:span></text:p>
      <text:p text:style-name="Standard"><text:span text:style-name="T8"><text:s/></text:span></text:p>
      <text:p text:style-name="Standard"><text:span text:style-name="T8">void set_heartbeat(int time = 0) {</text:span></text:p>
      <text:p text:style-name="Standard"><text:span text:style-name="T8"><text:s text:c="4"/>pthread_mutex_lock(&amp;heartbeat_lock);</text:span></text:p>
      <text:p text:style-name="Standard"><text:span text:style-name="T8"><text:s text:c="4"/>heartbeat_time = time;</text:span></text:p>
      <text:p text:style-name="Standard"><text:span text:style-name="T8"><text:s text:c="4"/>heartbeat_status = time ? true : false;</text:span></text:p>
      <text:p text:style-name="Standard"><text:span text:style-name="T8"><text:s text:c="4"/>pthread_cond_broadcast(&amp;status_cond);</text:span></text:p>
      <text:p text:style-name="Standard"><text:span text:style-name="T8"><text:s text:c="4"/>pthread_mutex_unlock(&amp;heartbeat_lock);</text:span></text:p>
      <text:p text:style-name="Standard"><text:span text:style-name="T8">}</text:span></text:p>
      <text:p text:style-name="Standard"><text:span text:style-name="T8"><text:s/></text:span></text:p>
      <text:p text:style-name="Standard"><text:span text:style-name="T8">void* Heartbeat(void* args) {</text:span></text:p>
      <text:p text:style-name="Standard"><text:span text:style-name="T8"><text:s text:c="4"/>while (true) {</text:span></text:p>
      <text:p text:style-name="Standard"><text:span text:style-name="T8"><text:s text:c="8"/>while (!heartbeat_status) {</text:span></text:p>
      <text:p text:style-name="Standard"><text:span text:style-name="T8"><text:s text:c="12"/>pthread_mutex_lock(&amp;heartbeat_lock);</text:span></text:p>
      <text:p text:style-name="Standard"><text:span text:style-name="T8"><text:s text:c="12"/>mq.set_rcvtimeo(3000);</text:span></text:p>
      <text:p text:style-name="Standard"><text:span text:style-name="T8"><text:s text:c="12"/>pthread_cond_wait(&amp;status_cond, &amp;heartbeat_lock);</text:span></text:p>
      <text:p text:style-name="Standard"><text:span text:style-name="T8"><text:s text:c="12"/>pthread_mutex_unlock(&amp;heartbeat_lock);</text:span></text:p>
      <text:p text:style-name="Standard"><text:span text:style-name="T8"><text:s text:c="8"/>}</text:span></text:p>
      <text:p text:style-name="Standard"><text:span text:style-name="T8"><text:s/></text:span></text:p>
      <text:p text:style-name="Standard"><text:span text:style-name="T8"><text:s text:c="8"/>std::list&lt;int&gt; tmp = children.get_nodes();</text:span></text:p>
      <text:p text:style-name="Standard"><text:span text:style-name="T8"><text:s text:c="8"/>mq.set_rcvtimeo(heartbeat_time * 4 * 1000);</text:span></text:p>
      <text:p text:style-name="Standard"><text:span text:style-name="T8"><text:s text:c="8"/>bool answer = true;</text:span></text:p>
      <text:p text:style-name="Standard"><text:span text:style-name="T8"><text:s text:c="8"/>for (int&amp; node : tmp) {</text:span></text:p>
      <text:p text:style-name="Standard"><text:span text:style-name="T8"><text:s text:c="12"/>int list_id = children.find_list(node);</text:span></text:p>
      <text:p text:style-name="Standard"><text:span text:style-name="T8"><text:s text:c="12"/>int id = children.get_first_id(list_id);</text:span></text:p>
      <text:p text:style-name="Standard"><text:span text:style-name="T8"><text:s/></text:span></text:p>
      <text:p text:style-name="Standard"><text:span text:style-name="T8"><text:s text:c="12"/>pthread_mutex_lock(&amp;child_nodes_mutex[list_id]);</text:span></text:p>
      <text:p text:style-name="Standard"><text:span text:style-name="T8"><text:s text:c="12"/>std::string msg = std::to_string(node) + " heartbeat " + std::to_string(heartbeat_time);</text:span></text:p>
      <text:p text:style-name="Standard"><text:span text:style-name="T8"><text:s text:c="12"/>mq.send(id, msg);</text:span></text:p>
      <text:p text:style-name="Standard"><text:soft-page-break/><text:span text:style-name="T8"><text:s text:c="12"/>std::string ans = mq.receive(id);</text:span></text:p>
      <text:p text:style-name="Standard"><text:span text:style-name="T8"><text:s text:c="12"/>pthread_mutex_unlock(&amp;child_nodes_mutex[list_id]);</text:span></text:p>
      <text:p text:style-name="Standard"><text:span text:style-name="T8"><text:s text:c="12"/>std::istringstream is{ans};</text:span></text:p>
      <text:p text:style-name="Standard"><text:span text:style-name="T8"><text:s text:c="12"/>std::string status;</text:span></text:p>
      <text:p text:style-name="Standard"><text:span text:style-name="T8"><text:s text:c="12"/>is &gt;&gt; status;</text:span></text:p>
      <text:p text:style-name="Standard"><text:span text:style-name="T8"><text:s text:c="12"/>if (status == "Error:") {</text:span></text:p>
      <text:p text:style-name="Standard"><text:span text:style-name="T8"><text:s text:c="16"/>answer = false;</text:span></text:p>
      <text:p text:style-name="Standard"><text:span text:style-name="T8"><text:s text:c="16"/>std::cout &lt;&lt; "Heartbeat: " &lt;&lt; node &lt;&lt; " Node is unavailable now" &lt;&lt; std::endl;</text:span></text:p>
      <text:p text:style-name="Standard"><text:span text:style-name="T8"><text:s text:c="12"/>}</text:span></text:p>
      <text:p text:style-name="Standard"><text:span text:style-name="T8"><text:s text:c="12"/>// std::cout &lt;&lt; "Heartbeat: " &lt;&lt; ans &lt;&lt; std::endl;</text:span></text:p>
      <text:p text:style-name="Standard"><text:span text:style-name="T8"><text:s text:c="8"/>}</text:span></text:p>
      <text:p text:style-name="Standard"><text:span text:style-name="T8"><text:s text:c="8"/>if (answer) {</text:span></text:p>
      <text:p text:style-name="Standard"><text:span text:style-name="T8"><text:s text:c="12"/>std::cout &lt;&lt; "OK" &lt;&lt; std::endl;</text:span></text:p>
      <text:p text:style-name="Standard"><text:span text:style-name="T8"><text:s text:c="8"/>}</text:span></text:p>
      <text:p text:style-name="Standard"><text:span text:style-name="T8"><text:s text:c="8"/>pthread_testcancel();</text:span></text:p>
      <text:p text:style-name="Standard"><text:span text:style-name="T8"><text:s text:c="8"/>sleep(heartbeat_time);</text:span></text:p>
      <text:p text:style-name="Standard"><text:span text:style-name="T8"><text:s text:c="4"/>}</text:span></text:p>
      <text:p text:style-name="Standard"><text:span text:style-name="T8"><text:s text:c="4"/>return nullptr;</text:span></text:p>
      <text:p text:style-name="Standard"><text:span text:style-name="T8"><text:s/></text:span></text:p>
      <text:p text:style-name="Standard"><text:span text:style-name="T8">}</text:span></text:p>
      <text:p text:style-name="Standard"><text:span text:style-name="T8"><text:s/></text:span></text:p>
      <text:p text:style-name="Standard"><text:span text:style-name="T8"><text:s/></text:span></text:p>
      <text:p text:style-name="Standard"><text:span text:style-name="T8"><text:s/></text:span></text:p>
      <text:p text:style-name="Standard"><text:span text:style-name="T8"><text:s/></text:span></text:p>
      <text:p text:style-name="Standard"><text:span text:style-name="T8">int main() {</text:span></text:p>
      <text:p text:style-name="Standard"><text:span text:style-name="T8"><text:s text:c="4"/>pthread_t heartbeat_thread;</text:span></text:p>
      <text:p text:style-name="Standard"><text:span text:style-name="T8"><text:s text:c="4"/>pthread_create(&amp;heartbeat_thread, nullptr, Heartbeat, nullptr);</text:span></text:p>
      <text:p text:style-name="Standard"><text:span text:style-name="T8"><text:s text:c="4"/>std::string operation;</text:span></text:p>
      <text:p text:style-name="Standard"><text:span text:style-name="T8"><text:s text:c="4"/>while (std::cin &gt;&gt; operation) {</text:span></text:p>
      <text:p text:style-name="Standard"><text:soft-page-break/><text:span text:style-name="T8"><text:s text:c="8"/>if (operation == "create") {</text:span></text:p>
      <text:p text:style-name="Standard"><text:span text:style-name="T8"><text:s text:c="12"/>int node_id, parent_id;</text:span></text:p>
      <text:p text:style-name="Standard"><text:span text:style-name="T8"><text:s text:c="12"/>std::pair&lt;int, int&gt; args;</text:span></text:p>
      <text:p text:style-name="Standard"><text:span text:style-name="T8"><text:s text:c="12"/>std::cin &gt;&gt; args.first &gt;&gt; args.second;</text:span></text:p>
      <text:p text:style-name="Standard"><text:span text:style-name="T8"><text:s/></text:span></text:p>
      <text:p text:style-name="Standard"><text:span text:style-name="T8"><text:s text:c="12"/>pthread_t thread;</text:span></text:p>
      <text:p text:style-name="Standard"><text:span text:style-name="T8"><text:s text:c="12"/>pthread_create(&amp;thread, nullptr, create, static_cast&lt;void*&gt;(&amp;args));</text:span></text:p>
      <text:p text:style-name="Standard"><text:span text:style-name="T8"><text:s text:c="12"/>pthread_detach(thread);</text:span></text:p>
      <text:p text:style-name="Standard"><text:span text:style-name="T8"><text:s text:c="8"/>} else if (operation == "exec") {</text:span></text:p>
      <text:p text:style-name="Standard"><text:span text:style-name="T8"><text:s text:c="12"/>int dest_id;</text:span></text:p>
      <text:p text:style-name="Standard"><text:span text:style-name="T8"><text:s text:c="12"/>std::string key, value;</text:span></text:p>
      <text:p text:style-name="Standard"><text:span text:style-name="T8"><text:s text:c="12"/>std::cin &gt;&gt; dest_id &gt;&gt; key;</text:span></text:p>
      <text:p text:style-name="Standard"><text:span text:style-name="T8"><text:s text:c="12"/>if (std::cin.peek() != '\n') {</text:span></text:p>
      <text:p text:style-name="Standard"><text:span text:style-name="T8"><text:s text:c="16"/>std::cin &gt;&gt; value;</text:span></text:p>
      <text:p text:style-name="Standard"><text:span text:style-name="T8"><text:s text:c="12"/>}</text:span></text:p>
      <text:p text:style-name="Standard"><text:span text:style-name="T8"><text:s text:c="12"/>exec_args args;</text:span></text:p>
      <text:p text:style-name="Standard"><text:span text:style-name="T8"><text:s text:c="12"/>args.dest_id = dest_id;</text:span></text:p>
      <text:p text:style-name="Standard"><text:span text:style-name="T8"><text:s text:c="12"/>args.value = value;</text:span></text:p>
      <text:p text:style-name="Standard"><text:span text:style-name="T8"><text:s text:c="12"/>args.key = key;</text:span></text:p>
      <text:p text:style-name="Standard"><text:span text:style-name="T8"><text:s/></text:span></text:p>
      <text:p text:style-name="Standard"><text:span text:style-name="T8"><text:s text:c="12"/>pthread_t thread;</text:span></text:p>
      <text:p text:style-name="Standard"><text:span text:style-name="T8"><text:s text:c="12"/>pthread_create(&amp;thread, nullptr, exec, static_cast&lt;void*&gt;(&amp;args));</text:span></text:p>
      <text:p text:style-name="Standard"><text:span text:style-name="T8"><text:s text:c="12"/>pthread_detach(thread);</text:span></text:p>
      <text:p text:style-name="Standard"><text:span text:style-name="T8"><text:s text:c="8"/>} else if (operation == "print") {</text:span></text:p>
      <text:p text:style-name="Standard"><text:span text:style-name="T8"><text:s text:c="12"/>std::cout &lt;&lt; -1 &lt;&lt; std::endl &lt;&lt; children;</text:span></text:p>
      <text:p text:style-name="Standard"><text:span text:style-name="T8"><text:s text:c="8"/>} else if (operation == "heartbeat") {</text:span></text:p>
      <text:p text:style-name="Standard"><text:span text:style-name="T8"><text:s text:c="12"/>int time;</text:span></text:p>
      <text:p text:style-name="Standard"><text:span text:style-name="T8"><text:s text:c="12"/>if (std::cin.peek() != '\n') {</text:span></text:p>
      <text:p text:style-name="Standard"><text:span text:style-name="T8"><text:s text:c="16"/>std::cin &gt;&gt; time;</text:span></text:p>
      <text:p text:style-name="Standard"><text:soft-page-break/><text:span text:style-name="T8"><text:s text:c="16"/>set_heartbeat(time);</text:span></text:p>
      <text:p text:style-name="Standard"><text:span text:style-name="T8"><text:s text:c="12"/>} else {</text:span></text:p>
      <text:p text:style-name="Standard"><text:span text:style-name="T8"><text:s text:c="16"/>set_heartbeat();</text:span></text:p>
      <text:p text:style-name="Standard"><text:span text:style-name="T8"><text:s text:c="12"/>}</text:span></text:p>
      <text:p text:style-name="Standard"><text:span text:style-name="T8"><text:s text:c="8"/>} else if (operation == "exit" || operation == "q" || operation == "quit") {</text:span></text:p>
      <text:p text:style-name="Standard"><text:span text:style-name="T8"><text:s text:c="12"/>std::cout &lt;&lt; "Exit..." &lt;&lt; std::endl;</text:span></text:p>
      <text:p text:style-name="Standard"><text:span text:style-name="T8"><text:s text:c="12"/>break;</text:span></text:p>
      <text:p text:style-name="Standard"><text:span text:style-name="T8"><text:s text:c="8"/>} else {</text:span></text:p>
      <text:p text:style-name="Standard"><text:span text:style-name="T8"><text:s text:c="12"/>std::cerr &lt;&lt; "Incorrect operation" &lt;&lt; std::endl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<text:s text:c="4"/>set_heartbeat(5);</text:span></text:p>
      <text:p text:style-name="Standard"><text:span text:style-name="T8"><text:s text:c="4"/>pthread_cancel(heartbeat_thread);</text:span></text:p>
      <text:p text:style-name="Standard"><text:span text:style-name="T8"><text:s text:c="4"/>pthread_join(heartbeat_thread, nullptr);</text:span></text:p>
      <text:p text:style-name="Standard"><text:span text:style-name="T8">}</text:span></text:p>
      <text:p text:style-name="Standard"><text:span text:style-name="T6">child.cpp</text:span></text:p>
      <text:p text:style-name="Standard"><text:span text:style-name="T8"><text:s text:c="7"/>#include &lt;unistd.h&gt;</text:span></text:p>
      <text:p text:style-name="Standard"><text:span text:style-name="T8">#include &lt;sstream&gt;</text:span></text:p>
      <text:p text:style-name="Standard"><text:span text:style-name="T8">#include &lt;iostream&gt;</text:span></text:p>
      <text:p text:style-name="Standard"><text:span text:style-name="T8">#include &lt;map&gt;</text:span></text:p>
      <text:p text:style-name="Standard"><text:span text:style-name="T8">#include "mq.hpp"</text:span></text:p>
      <text:p text:style-name="Standard"><text:span text:style-name="T8">#include &lt;chrono&gt;</text:span></text:p>
      <text:p text:style-name="Standard"><text:span text:style-name="T8"><text:s/></text:span></text:p>
      <text:p text:style-name="Standard"><text:span text:style-name="T8">void create(std::istringstream&amp; is, MQ&amp; mq, int&amp; child_id) {</text:span></text:p>
      <text:p text:style-name="Standard"><text:span text:style-name="T8"><text:s text:c="4"/>int new_child_id;</text:span></text:p>
      <text:p text:style-name="Standard"><text:span text:style-name="T8"><text:s text:c="4"/>is &gt;&gt; new_child_id;</text:span></text:p>
      <text:p text:style-name="Standard"><text:span text:style-name="T8"><text:s/></text:span></text:p>
      <text:p text:style-name="Standard"><text:span text:style-name="T8"><text:s text:c="4"/>pid_t pid = fork();</text:span></text:p>
      <text:p text:style-name="Standard"><text:span text:style-name="T8"><text:s text:c="4"/>if (pid &lt; 0) {</text:span></text:p>
      <text:p text:style-name="Standard"><text:soft-page-break/><text:span text:style-name="T8"><text:s text:c="8"/>std::string error_msg = "Error: Can't create new process";</text:span></text:p>
      <text:p text:style-name="Standard"><text:span text:style-name="T8"><text:s text:c="8"/>mq.send(error_msg);</text:span></text:p>
      <text:p text:style-name="Standard"><text:span text:style-name="T8"><text:s text:c="8"/>exit(-2);</text:span></text:p>
      <text:p text:style-name="Standard"><text:span text:style-name="T8"><text:s text:c="4"/>}</text:span></text:p>
      <text:p text:style-name="Standard"><text:span text:style-name="T8"><text:s text:c="4"/>if (pid == 0) {</text:span></text:p>
      <text:p text:style-name="Standard"><text:span text:style-name="T8"><text:s text:c="8"/>if (child_id != -1) {</text:span></text:p>
      <text:p text:style-name="Standard"><text:span text:style-name="T8"><text:s text:c="12"/>execl("./child", "./child", std::to_string(new_child_id).c_str(), std::to_string(child_id).c_str(), NULL);</text:span></text:p>
      <text:p text:style-name="Standard"><text:span text:style-name="T8"><text:s text:c="8"/>} else {</text:span></text:p>
      <text:p text:style-name="Standard"><text:span text:style-name="T8"><text:s text:c="12"/>execl("./child", "./child", std::to_string(new_child_id).c_str(), NULL);</text:span></text:p>
      <text:p text:style-name="Standard"><text:span text:style-name="T8"><text:s text:c="8"/>}</text:span></text:p>
      <text:p text:style-name="Standard"><text:span text:style-name="T8"><text:s text:c="8"/>std::string error_msg = "Error: Can't execute new process";</text:span></text:p>
      <text:p text:style-name="Standard"><text:span text:style-name="T8"><text:s text:c="8"/>mq.send(error_msg);</text:span></text:p>
      <text:p text:style-name="Standard"><text:span text:style-name="T8"><text:s text:c="8"/>exit(-3);</text:span></text:p>
      <text:p text:style-name="Standard"><text:span text:style-name="T8"><text:s text:c="4"/>}</text:span></text:p>
      <text:p text:style-name="Standard"><text:span text:style-name="T8"><text:s text:c="4"/>child_id = new_child_id;</text:span></text:p>
      <text:p text:style-name="Standard"><text:span text:style-name="T8"><text:s text:c="4"/>mq.add_child(child_id);</text:span></text:p>
      <text:p text:style-name="Standard"><text:span text:style-name="T8"><text:s/></text:span></text:p>
      <text:p text:style-name="Standard"><text:span text:style-name="T8"><text:s text:c="4"/>std::string msg = std::to_string(child_id) + " pid";</text:span></text:p>
      <text:p text:style-name="Standard"><text:span text:style-name="T8"><text:s text:c="4"/>mq.send(child_id, msg);</text:span></text:p>
      <text:p text:style-name="Standard"><text:span text:style-name="T8"><text:s text:c="4"/>std::string init_msg = mq.receive(child_id);</text:span></text:p>
      <text:p text:style-name="Standard"><text:span text:style-name="T8"><text:s text:c="4"/>mq.send(init_msg);</text:span></text:p>
      <text:p text:style-name="Standard"><text:span text:style-name="T8">}</text:span></text:p>
      <text:p text:style-name="Standard"><text:span text:style-name="T8"><text:s/></text:span></text:p>
      <text:p text:style-name="Standard"><text:span text:style-name="T8">void set(std::istringstream&amp; is, MQ&amp; mq, std::map&lt;std::string, std::string&gt;&amp; dictionary, int id) {</text:span></text:p>
      <text:p text:style-name="Standard"><text:span text:style-name="T8"><text:s text:c="4"/>std::string key, value;</text:span></text:p>
      <text:p text:style-name="Standard"><text:span text:style-name="T8"><text:s text:c="4"/>is &gt;&gt; key &gt;&gt; value;</text:span></text:p>
      <text:p text:style-name="Standard"><text:span text:style-name="T8"><text:s text:c="4"/>dictionary[key] = value;</text:span></text:p>
      <text:p text:style-name="Standard"><text:span text:style-name="T8"><text:s text:c="4"/>std::string ans = "OK: " + std::to_string(id);</text:span></text:p>
      <text:p text:style-name="Standard"><text:soft-page-break/><text:span text:style-name="T8"><text:s text:c="4"/>mq.send(ans);</text:span></text:p>
      <text:p text:style-name="Standard"><text:span text:style-name="T8">}</text:span></text:p>
      <text:p text:style-name="Standard"><text:span text:style-name="T8"><text:s/></text:span></text:p>
      <text:p text:style-name="Standard"><text:span text:style-name="T8">void get(std::istringstream&amp; is, MQ&amp; mq, std::map&lt;std::string, std::string&gt;&amp; dictionary, int id) {</text:span></text:p>
      <text:p text:style-name="Standard"><text:span text:style-name="T8"><text:s text:c="4"/>std::string key, value, ans;</text:span></text:p>
      <text:p text:style-name="Standard"><text:span text:style-name="T8"><text:s text:c="4"/>is &gt;&gt; key;</text:span></text:p>
      <text:p text:style-name="Standard"><text:span text:style-name="T8"><text:s text:c="4"/>try {</text:span></text:p>
      <text:p text:style-name="Standard"><text:span text:style-name="T8"><text:s text:c="8"/>value = dictionary.at(key);</text:span></text:p>
      <text:p text:style-name="Standard"><text:span text:style-name="T8"><text:s text:c="8"/>ans = "OK:" + std::to_string(id) + ": " + value;</text:span></text:p>
      <text:p text:style-name="Standard"><text:span text:style-name="T8"><text:s text:c="4"/>}</text:span></text:p>
      <text:p text:style-name="Standard"><text:span text:style-name="T8"><text:s text:c="4"/>catch (...) {</text:span></text:p>
      <text:p text:style-name="Standard"><text:span text:style-name="T8"><text:s text:c="8"/>ans = "OK:" + std::to_string(id) + ": " + "'" + key + "' not found";</text:span></text:p>
      <text:p text:style-name="Standard"><text:span text:style-name="T8"><text:s text:c="4"/>}</text:span></text:p>
      <text:p text:style-name="Standard"><text:span text:style-name="T8"><text:s text:c="4"/>mq.send(ans);</text:span></text:p>
      <text:p text:style-name="Standard"><text:span text:style-name="T8">}</text:span></text:p>
      <text:p text:style-name="Standard"><text:span text:style-name="T8"><text:s/></text:span></text:p>
      <text:p text:style-name="Standard"><text:span text:style-name="T8">void ping(MQ&amp; mq, int id) {</text:span></text:p>
      <text:p text:style-name="Standard"><text:span text:style-name="T8"><text:s text:c="4"/>std::string ans = "OK " + std::to_string(id) + ": " + std::to_string(getpid());</text:span></text:p>
      <text:p text:style-name="Standard"><text:span text:style-name="T8"><text:s text:c="4"/>mq.send(ans);</text:span></text:p>
      <text:p text:style-name="Standard"><text:span text:style-name="T8">}</text:span></text:p>
      <text:p text:style-name="Standard"><text:span text:style-name="T8"><text:s/></text:span></text:p>
      <text:p text:style-name="Standard"><text:span text:style-name="T8">int main(int argc, char* argv[]) {</text:span></text:p>
      <text:p text:style-name="Standard"><text:span text:style-name="T8"><text:s text:c="4"/>if (argc != 2 &amp;&amp; argc != 3) {</text:span></text:p>
      <text:p text:style-name="Standard"><text:span text:style-name="T8"><text:s text:c="8"/>exit(-1);</text:span></text:p>
      <text:p text:style-name="Standard"><text:span text:style-name="T8"><text:s text:c="4"/>}</text:span></text:p>
      <text:p text:style-name="Standard"><text:span text:style-name="T8"><text:s text:c="4"/>int cur_id = std::atoi(argv[1]);</text:span></text:p>
      <text:p text:style-name="Standard"><text:span text:style-name="T8"><text:s text:c="4"/>MQ mq{cur_id};</text:span></text:p>
      <text:p text:style-name="Standard"><text:span text:style-name="T8"><text:s/></text:span></text:p>
      <text:p text:style-name="Standard"><text:soft-page-break/><text:span text:style-name="T8"><text:s text:c="4"/>int child_id = -1;</text:span></text:p>
      <text:p text:style-name="Standard"><text:span text:style-name="T8"><text:s text:c="4"/>if (argc == 3) {</text:span></text:p>
      <text:p text:style-name="Standard"><text:span text:style-name="T8"><text:s text:c="8"/>child_id = std::atoi(argv[2]);</text:span></text:p>
      <text:p text:style-name="Standard"><text:span text:style-name="T8"><text:s text:c="8"/>mq.add_child(child_id);</text:span></text:p>
      <text:p text:style-name="Standard"><text:span text:style-name="T8"><text:s text:c="4"/>}</text:span></text:p>
      <text:p text:style-name="Standard"><text:span text:style-name="T8"><text:s text:c="4"/>std::map&lt;std::string, std::string&gt; dictionary;</text:span></text:p>
      <text:p text:style-name="Standard"><text:span text:style-name="T8"><text:s/></text:span></text:p>
      <text:p text:style-name="Standard"><text:span text:style-name="T8"><text:s text:c="4"/>std::string message = mq.receive();</text:span></text:p>
      <text:p text:style-name="Standard"><text:span text:style-name="T8"><text:s text:c="4"/>auto is = std::istringstream(message);</text:span></text:p>
      <text:p text:style-name="Standard"><text:span text:style-name="T8"><text:s/></text:span></text:p>
      <text:p text:style-name="Standard"><text:span text:style-name="T8"><text:s text:c="4"/>int dest_id;</text:span></text:p>
      <text:p text:style-name="Standard"><text:span text:style-name="T8"><text:s text:c="4"/>is &gt;&gt; dest_id;</text:span></text:p>
      <text:p text:style-name="Standard"><text:span text:style-name="T8"><text:s/></text:span></text:p>
      <text:p text:style-name="Standard"><text:span text:style-name="T8"><text:s text:c="4"/>std::string cmd;</text:span></text:p>
      <text:p text:style-name="Standard"><text:span text:style-name="T8"><text:s text:c="4"/>is &gt;&gt; cmd;</text:span></text:p>
      <text:p text:style-name="Standard"><text:span text:style-name="T8"><text:s/></text:span></text:p>
      <text:p text:style-name="Standard"><text:span text:style-name="T8"><text:s text:c="4"/>if (dest_id == cur_id &amp;&amp; cmd == "pid") {</text:span></text:p>
      <text:p text:style-name="Standard"><text:span text:style-name="T8"><text:s text:c="8"/>std::string init_msg = "OK: " + std::to_string(getpid());</text:span></text:p>
      <text:p text:style-name="Standard"><text:span text:style-name="T8"><text:s text:c="8"/>mq.send(init_msg);</text:span></text:p>
      <text:p text:style-name="Standard"><text:span text:style-name="T8"><text:s text:c="4"/>}</text:span></text:p>
      <text:p text:style-name="Standard"><text:span text:style-name="T8"><text:s text:c="4"/>auto last_msg = std::chrono::system_clock::now();</text:span></text:p>
      <text:p text:style-name="Standard"><text:span text:style-name="T8"><text:s/></text:span></text:p>
      <text:p text:style-name="Standard"><text:span text:style-name="T8"><text:s text:c="4"/>while (std::chrono::duration_cast&lt;std::chrono::seconds&gt;(std::chrono::system_clock::now() - last_msg) &lt; std::chrono::seconds{300}) {</text:span></text:p>
      <text:p text:style-name="Standard"><text:span text:style-name="T8"><text:s text:c="8"/>message = mq.receive();</text:span></text:p>
      <text:p text:style-name="Standard"><text:span text:style-name="T8"><text:s text:c="8"/>last_msg = std::chrono::system_clock::now();</text:span></text:p>
      <text:p text:style-name="Standard"><text:span text:style-name="T8"><text:s/></text:span></text:p>
      <text:p text:style-name="Standard"><text:span text:style-name="T8"><text:s text:c="8"/>is = std::istringstream(message);</text:span></text:p>
      <text:p text:style-name="Standard"><text:span text:style-name="T8"><text:s/></text:span></text:p>
      <text:p text:style-name="Standard"><text:soft-page-break/><text:span text:style-name="T8"><text:s text:c="8"/>is &gt;&gt; dest_id;</text:span></text:p>
      <text:p text:style-name="Standard"><text:span text:style-name="T8"><text:s/></text:span></text:p>
      <text:p text:style-name="Standard"><text:span text:style-name="T8"><text:s text:c="8"/>is &gt;&gt; cmd;</text:span></text:p>
      <text:p text:style-name="Standard"><text:span text:style-name="T8"><text:s/></text:span></text:p>
      <text:p text:style-name="Standard"><text:span text:style-name="T8"><text:s text:c="8"/>if (cmd == "heartbeat") {</text:span></text:p>
      <text:p text:style-name="Standard"><text:span text:style-name="T8"><text:s text:c="12"/>int time;</text:span></text:p>
      <text:p text:style-name="Standard"><text:span text:style-name="T8"><text:s text:c="12"/>is &gt;&gt; time;</text:span></text:p>
      <text:p text:style-name="Standard"><text:span text:style-name="T8"><text:s text:c="12"/>mq.set_rcvtimeo(time * 4000);</text:span></text:p>
      <text:p text:style-name="Standard"><text:span text:style-name="T8"><text:s text:c="8"/>}</text:span></text:p>
      <text:p text:style-name="Standard"><text:span text:style-name="T8"><text:s/></text:span></text:p>
      <text:p text:style-name="Standard"><text:span text:style-name="T8"><text:s text:c="8"/>if (dest_id == cur_id) {</text:span></text:p>
      <text:p text:style-name="Standard"><text:span text:style-name="T8"><text:s text:c="12"/>if (cmd == "create") {</text:span></text:p>
      <text:p text:style-name="Standard"><text:span text:style-name="T8"><text:s text:c="16"/>create(is, mq, child_id);</text:span></text:p>
      <text:p text:style-name="Standard"><text:span text:style-name="T8"><text:s text:c="12"/>} else if (cmd == "set") { // dest_id <text:s text:c="2"/>set key value </text:span></text:p>
      <text:p text:style-name="Standard"><text:span text:style-name="T8"><text:s text:c="16"/>set(is, mq, dictionary, cur_id);</text:span></text:p>
      <text:p text:style-name="Standard"><text:span text:style-name="T8"><text:s text:c="12"/>} else if (cmd == "get") { // dest_id get key</text:span></text:p>
      <text:p text:style-name="Standard"><text:span text:style-name="T8"><text:s text:c="16"/>get(is, mq, dictionary, cur_id);</text:span></text:p>
      <text:p text:style-name="Standard"><text:span text:style-name="T8"><text:s text:c="12"/>} else if (cmd == "heartbeat") { // dest_id heartbeat <text:s text:c="2"/>time</text:span></text:p>
      <text:p text:style-name="Standard"><text:span text:style-name="T8"><text:s text:c="16"/>ping(mq, cur_id);</text:span></text:p>
      <text:p text:style-name="Standard"><text:span text:style-name="T8"><text:s text:c="12"/>}</text:span></text:p>
      <text:p text:style-name="Standard"><text:span text:style-name="T8"><text:s text:c="8"/>} else {</text:span></text:p>
      <text:p text:style-name="Standard"><text:span text:style-name="T8"><text:s text:c="12"/>mq.send(child_id, message);</text:span></text:p>
      <text:p text:style-name="Standard"><text:span text:style-name="T8"><text:s text:c="12"/>std::string ans = mq.receive(child_id);</text:span></text:p>
      <text:p text:style-name="Standard"><text:span text:style-name="T8"><text:s text:c="12"/>mq.send(ans);</text:span></text:p>
      <text:p text:style-name="Standard"><text:span text:style-name="T8"><text:s text:c="8"/>}</text:span></text:p>
      <text:p text:style-name="Standard"><text:span text:style-name="T8"><text:s/></text:span></text:p>
      <text:p text:style-name="Standard"><text:span text:style-name="T8"><text:s text:c="8"/>if (cmd == "heartbeat") {</text:span></text:p>
      <text:p text:style-name="Standard"><text:span text:style-name="T8"><text:s text:c="12"/>mq.set_rcvtimeo(3000);</text:span></text:p>
      <text:p text:style-name="Standard"><text:span text:style-name="T8"><text:s text:c="8"/>}</text:span></text:p>
      <text:p text:style-name="Standard"><text:soft-page-break/><text:span text:style-name="T8"><text:s text:c="4"/>}</text:span></text:p>
      <text:p text:style-name="Standard"><text:span text:style-name="T8">}</text:span></text:p>
      <text:p text:style-name="P21"><text:span text:style-name="T9">CMakeLists.txt</text:span></text:p>
      <text:p text:style-name="P12"/>
      <text:p text:style-name="Standard"><text:span text:style-name="T7"><text:s/></text:span></text:p>
      <text:p text:style-name="Standard"><text:span text:style-name="T7">cmake_minimum_required (VERSION 3.22)</text:span></text:p>
      <text:p text:style-name="Standard"><text:span text:style-name="T7">project(lab_os_5-7)</text:span></text:p>
      <text:p text:style-name="Standard"><text:span text:style-name="T7"><text:s/></text:span></text:p>
      <text:p text:style-name="Standard"><text:span text:style-name="T7">set(CMAKE_CXX_STANDARD 17)</text:span></text:p>
      <text:p text:style-name="Standard"><text:span text:style-name="T7">set(CMAKE_CXX_STANDARD_REQUIRED ON)</text:span></text:p>
      <text:p text:style-name="Standard"><text:span text:style-name="T7"><text:s/></text:span></text:p>
      <text:p text:style-name="Standard"><text:span text:style-name="T7">find_package(PkgConfig)</text:span></text:p>
      <text:p text:style-name="Standard"><text:span text:style-name="T7">pkg_check_modules(PC_ZeroMQ QUIET zmq)</text:span></text:p>
      <text:p text:style-name="Standard"><text:span text:style-name="T7"><text:s/></text:span></text:p>
      <text:p text:style-name="Standard"><text:span text:style-name="T7">find_path(ZeroMQ_INCLUDE_DIR</text:span></text:p>
      <text:p text:style-name="Standard"><text:span text:style-name="T7"><text:s text:c="8"/>NAMES zmq.hpp</text:span></text:p>
      <text:p text:style-name="Standard"><text:span text:style-name="T7"><text:s text:c="8"/>PATHS ${PC_ZeroMQ_INCLUDE_DIRS}</text:span></text:p>
      <text:p text:style-name="Standard"><text:span text:style-name="T7"><text:s text:c="8"/>)</text:span></text:p>
      <text:p text:style-name="Standard"><text:span text:style-name="T7"><text:s/></text:span></text:p>
      <text:p text:style-name="Standard"><text:span text:style-name="T7">find_library(ZeroMQ_LIBRARY</text:span></text:p>
      <text:p text:style-name="Standard"><text:span text:style-name="T7"><text:s text:c="8"/>NAMES zmq</text:span></text:p>
      <text:p text:style-name="Standard"><text:span text:style-name="T7"><text:s text:c="8"/>PATHS ${PC_ZeroMQ_LIBRARY_DIRS}</text:span></text:p>
      <text:p text:style-name="Standard"><text:span text:style-name="T7"><text:s text:c="8"/>)</text:span></text:p>
      <text:p text:style-name="Standard"><text:span text:style-name="T7"><text:s/></text:span></text:p>
      <text:p text:style-name="Standard"><text:span text:style-name="T7">add_executable(child child.cpp)</text:span></text:p>
      <text:p text:style-name="Standard"><text:span text:style-name="T7">add_executable(main main.cpp)</text:span></text:p>
      <text:p text:style-name="Standard"><text:span text:style-name="T7"><text:s/></text:span></text:p>
      <text:p text:style-name="Standard"><text:span text:style-name="T7"><text:s/></text:span></text:p>
      <text:p text:style-name="Standard"><text:span text:style-name="T7">target_include_directories(main PUBLIC ${ZeroMQ_INCLUDE_DIR})</text:span></text:p>
      <text:p text:style-name="Standard"><text:span text:style-name="T7">target_link_libraries(main PUBLIC ${ZeroMQ_LIBRARY})</text:span></text:p>
      <text:p text:style-name="Standard"><text:soft-page-break/><text:span text:style-name="T7"><text:s/></text:span></text:p>
      <text:p text:style-name="Standard"><text:span text:style-name="T7">target_include_directories(child PUBLIC ${ZeroMQ_INCLUDE_DIR})</text:span></text:p>
      <text:p text:style-name="Standard"><text:span text:style-name="T7">target_link_libraries(child PUBLIC ${ZeroMQ_LIBRARY})</text:span></text:p>
      <text:p text:style-name="P12"/>
      <text:p text:style-name="P6"><text:span text:style-name="T3">Пример</text:span><text:span text:style-name="T6"> </text:span><text:span text:style-name="T3">работы</text:span></text:p>
      <text:p text:style-name="P10"/>
      <text:p text:style-name="P13">artem@artem-SVF1521D1RW:~/lab_os/lab_os_5-7/build$ ./main</text:p>
      <text:p text:style-name="P13">create 1 -1</text:p>
      <text:p text:style-name="P13">OK: 3588</text:p>
      <text:p text:style-name="P13">create 2 -1</text:p>
      <text:p text:style-name="P13">OK: 3611</text:p>
      <text:p text:style-name="P13">create 3 1 </text:p>
      <text:p text:style-name="P13">OK: 3721</text:p>
      <text:p text:style-name="P13">create 4 3</text:p>
      <text:p text:style-name="P13">OK: 3810</text:p>
      <text:p text:style-name="P13">print</text:p>
      <text:p text:style-name="P13">-1</text:p>
      <text:p text:style-name="P13">{ 1 3 4 }</text:p>
      <text:p text:style-name="P13">{ 2 }</text:p>
      <text:p text:style-name="P13">(Kill -9 3721)</text:p>
      <text:p text:style-name="P13">exec 1 gg 1</text:p>
      <text:p text:style-name="P13">OK: 1</text:p>
      <text:p text:style-name="P13">exec 1 gg</text:p>
      <text:p text:style-name="P13">OK:1: 1</text:p>
      <text:p text:style-name="P13"><text:soft-page-break/>exec 1 jjh 55</text:p>
      <text:p text:style-name="P13">OK: 1</text:p>
      <text:p text:style-name="P13">exec 1 jjh</text:p>
      <text:p text:style-name="P13">OK:1: 55</text:p>
      <text:p text:style-name="P13">exec 3 e 4</text:p>
      <text:p text:style-name="P13">Error: node is unavailable</text:p>
      <text:p text:style-name="P13">exec 4 r 0</text:p>
      <text:p text:style-name="P13">Error: node is unavailable</text:p>
      <text:p text:style-name="P13">create 78 1</text:p>
      <text:p text:style-name="P13">OK: 4490</text:p>
      <text:p text:style-name="P13">exec 78 tt 78</text:p>
      <text:p text:style-name="P13">OK: 78</text:p>
      <text:p text:style-name="P13">exec 78 tt</text:p>
      <text:p text:style-name="P13">OK:78: 78</text:p>
      <text:p text:style-name="P13">heartbeat 2000</text:p>
      <text:p text:style-name="P13">Heartbeat: 3 Node is unavailable now</text:p>
      <text:p text:style-name="P13">Heartbeat: 4 Node is unavailable now</text:p>
      <text:p text:style-name="P13">exit</text:p>
      <text:p text:style-name="P13">Exit...</text:p>
      <text:p text:style-name="P27"><text:span text:style-name="T2">Вывод</text:span></text:p>
      <text:p text:style-name="P30"><text:span text:style-name="T1">В результате выполнения лабораторной работы мной были приобретены практические навыки в управлении передачи данных с помощью ZeroMQ, применении отложенных вычислений и интеграции программных систем </text:span><text:soft-page-break/><text:span text:style-name="T1">друг с другом. Передача данных осуществлялась по протоколу </text:span><text:span text:style-name="T7">TCP</text:span><text:span text:style-name="T1">, общение между процессами в котором происходит через порты. </text:span></text:p>
      <text:p text:style-name="P30"><text:span text:style-name="T1">Самым сложным в выполнении лабораторной работы оказалась реализация heartbit проверки доступности узлов из-за особенностей работы очередей сообщен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67</meta:editing-cycles>
    <meta:creation-date>2019-11-01T18:06:00</meta:creation-date>
    <dc:date>2024-03-02T21:13:59.579184012</dc:date>
    <dc:language>en-US</dc:language>
    <meta:generator>LibreOffice/7.3.7.2$Linux_X86_64 LibreOffice_project/30$Build-2</meta:generator>
    <meta:editing-duration>PT1M9S</meta:editing-duration>
    <meta:document-statistic meta:table-count="0" meta:image-count="0" meta:object-count="0" meta:page-count="26" meta:paragraph-count="653" meta:word-count="2323" meta:character-count="21444" meta:non-whitespace-character-count="162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